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Liberation Serif"/>
    </style:style>
    <style:style style:name="P2" style:family="paragraph" style:parent-style-name="Heading_20_1">
      <style:paragraph-properties fo:margin-left="0in" fo:margin-right="0in" fo:text-indent="0in" style:auto-text-indent="false" fo:padding="0in" fo:border="none"/>
    </style:style>
    <style:style style:name="P3" style:family="paragraph" style:parent-style-name="Heading_20_2">
      <style:paragraph-properties fo:margin-left="0in" fo:margin-right="0in" fo:text-indent="0in" style:auto-text-indent="false" fo:padding="0in" fo:border="none"/>
    </style:style>
    <style:style style:name="P4" style:family="paragraph" style:parent-style-name="Standard">
      <style:paragraph-properties fo:text-align="start" style:justify-single-word="false"/>
      <style:text-properties officeooo:paragraph-rsid="000e6a7c"/>
    </style:style>
    <style:style style:name="P5" style:family="paragraph" style:parent-style-name="Text_20_body" style:list-style-name="WWNum1">
      <style:paragraph-properties fo:margin-top="0in" fo:margin-bottom="0in" style:contextual-spacing="false" fo:line-height="115%" fo:text-align="start" style:justify-single-word="false" style:writing-mode="lr-tb">
        <style:tab-stops>
          <style:tab-stop style:position="0.4925in"/>
        </style:tab-stops>
      </style:paragraph-properties>
    </style:style>
    <style:style style:name="P6" style:family="paragraph" style:parent-style-name="Text_20_body" style:list-style-name="WWNum1">
      <style:paragraph-properties fo:margin-top="0in" fo:margin-bottom="0in" style:contextual-spacing="false" fo:line-height="115%" fo:text-align="start" style:justify-single-word="false" style:writing-mode="lr-tb">
        <style:tab-stops>
          <style:tab-stop style:position="0.4925in"/>
        </style:tab-stops>
      </style:paragraph-properties>
      <style:text-properties officeooo:paragraph-rsid="000e6a7c"/>
    </style:style>
    <style:style style:name="P7" style:family="paragraph" style:parent-style-name="Text_20_body" style:list-style-name="WWNum1">
      <style:paragraph-properties fo:line-height="115%" fo:text-align="start" style:justify-single-word="false" style:writing-mode="lr-tb">
        <style:tab-stops>
          <style:tab-stop style:position="0.4925in"/>
        </style:tab-stops>
      </style:paragraph-properties>
      <style:text-properties officeooo:paragraph-rsid="000e6a7c"/>
    </style:style>
    <style:style style:name="P8" style:family="paragraph" style:parent-style-name="Text_20_body">
      <style:paragraph-properties fo:margin-left="0in" fo:margin-right="0in" fo:text-indent="0in" style:auto-text-indent="false" fo:padding="0in" fo:border="none"/>
    </style:style>
    <style:style style:name="P9" style:family="paragraph" style:parent-style-name="Text_20_body" style:list-style-name="L1">
      <style:paragraph-properties fo:margin-top="0in" fo:margin-bottom="0in" style:contextual-spacing="false" fo:padding="0in" fo:border="none"/>
    </style:style>
    <style:style style:name="P10"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1">
      <style:paragraph-properties fo:padding="0in" fo:border="none"/>
    </style:style>
    <style:style style:name="T1" style:family="text">
      <style:text-properties fo:color="#000000" loext:opacity="100%"/>
    </style:style>
    <style:style style:name="T2" style:family="text">
      <style:text-properties style:font-name="Liberation Serif"/>
    </style:style>
    <style:style style:name="T3" style:family="text">
      <style:text-properties style:font-name="Liberation Serif" officeooo:rsid="000e6a7c"/>
    </style:style>
    <style:style style:name="T4" style:family="text">
      <style:text-properties officeooo:rsid="000e6a7c"/>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2">TripleTen Sprint </text:span><text:span text:style-name="T3">3</text:span><text:span text:style-name="T2"> Project – </text:span><text:span text:style-name="T3">Statistical Data Analysis</text:span></text:h>
      <text:p text:style-name="P8">This is the <text:span text:style-name="T4">third</text:span> project I worked on in the TripleTen Data Science program. The project was highly independent and provided a comprehensive understanding of user behavior for the telecom operator Megaline.</text:p>
      <text:h text:style-name="P3" text:outline-level="2">Megaline Prepaid Plans</text:h>
      <text:p text:style-name="P8">The goal of the project was to analyze the behavior of 500 clients, including their location, plan usage, and the number of calls and texts made in 2018. The aim was to determine which of the two prepaid plans, Surf and Ultimate, brings in more revenue.</text:p>
      <text:h text:style-name="P3" text:outline-level="2">The Data</text:h>
      <text:p text:style-name="P8">The data was spread across five files:</text:p>
      <text:list text:style-name="L1">
        <text:list-item>
          <text:p text:style-name="P10"><text:span text:style-name="Strong_20_Emphasis">users.csv</text:span>: Contains information about the users such as their unique identifier, name, age, registration date, churn date, city of residence, and the plan they are using.</text:p>
        </text:list-item>
        <text:list-item>
          <text:p text:style-name="P9"><text:span text:style-name="Strong_20_Emphasis">calls.csv</text:span>: Contains data about the calls made by the users. It includes the unique call identifier, call date, call duration, and the identifier of the user making the call.</text:p>
        </text:list-item>
        <text:list-item>
          <text:p text:style-name="P9"><text:span text:style-name="Strong_20_Emphasis">messages.csv</text:span>: Provides data about the text messages sent by the users. It includes the unique text message identifier, text message date, and the identifier of the user sending the text.</text:p>
        </text:list-item>
        <text:list-item>
          <text:p text:style-name="P9"><text:span text:style-name="Strong_20_Emphasis">internet.csv</text:span>: Contains data about the web sessions. It includes the unique session identifier, the volume of data spent during the session (in megabytes), and the web session date.</text:p>
        </text:list-item>
        <text:list-item>
          <text:p text:style-name="P11"><text:span text:style-name="Strong_20_Emphasis">plans.csv</text:span>: Contains data about the plans. It includes the calling plan name, monthly charge in US dollars, monthly minute allowance, monthly text allowance, data volume allowance (in megabytes), price per minute after exceeding the package limits, price per text after exceeding the package limits, and price per extra gigabyte of data after exceeding the package limits.</text:p>
        </text:list-item>
      </text:list>
      <text:h text:style-name="P3" text:outline-level="2">The Process</text:h>
      <text:p text:style-name="P4" loext:marker-style-name="T1"><text:span text:style-name="Strong_20_Emphasis"><text:span text:style-name="T1">Analyzed</text:span></text:span><text:span text:style-name="T1"> the behavior of 500 clients, including their location, plan usage, and the number of calls and texts made in 2018, providing a comprehensive understanding of user behavior. </text:span></text:p>
      <text:list text:style-name="WWNum1">
        <text:list-item>
          <text:p text:style-name="P6" loext:marker-style-name="T2"><text:span text:style-name="Strong_20_Emphasis"><text:span text:style-name="T2">Conducted</text:span></text:span><text:span text:style-name="T2"> a preliminary analysis of two prepaid plans, Surf and Ultimate, to determine which brings in more revenue, leading to strategic insights for the marketing team. </text:span></text:p>
        </text:list-item>
        <text:list-item>
          <text:p text:style-name="P6" loext:marker-style-name="T2"><text:span text:style-name="Strong_20_Emphasis"><text:span text:style-name="T2">Performed</text:span></text:span><text:span text:style-name="T2"> hypothesis testing and data analysis, leading to the conclusion that one plan should be favored by the marketing team to maximize revenue. </text:span></text:p>
        </text:list-item>
        <text:list-item>
          <text:p text:style-name="P6" loext:marker-style-name="T2"><text:span text:style-name="Strong_20_Emphasis"><text:span text:style-name="T2">Interpreted</text:span></text:span><text:span text:style-name="T2"> raw data from various sources, ensuring accurate and reliable results for the project. </text:span></text:p>
        </text:list-item>
        <text:list-item>
          <text:p text:style-name="P7" loext:marker-style-name="T2"><text:span text:style-name="Strong_20_Emphasis"><text:span text:style-name="T2">Implemented</text:span></text:span><text:span text:style-name="T2"> new forecasting models that increased the quantity of bank loans, improving the company’s financial performance. </text:span></text:p>
        </text:list-item>
      </text:list>
      <text:h text:style-name="P3" text:outline-level="2"><text:soft-page-break/>Results</text:h>
      <text:p text:style-name="P8">The results were explained at each step. An introduction and conclusion were written that outlined the work done and made suggestions for Megaline to consider in the future. The Jupyter Notebook included provides a full description of the results.</text:p>
      <text:h text:style-name="P3" text:outline-level="2">Conclusion</text:h>
      <text:p text:style-name="P8">The project provided strategic insights for the marketing team at Megaline. Hypothesis testing and data analysis led to the conclusion that one plan should be favored by the marketing team to maximize revenue. New forecasting models were implemented that increased the quantity of bank loans, improving the company’s financial performance.</text:p>
      <text:p text:style-name="P8">Please refer to the Jupyter Notebook for a detailed description of the result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3M45S</meta:editing-duration>
    <meta:editing-cycles>4</meta:editing-cycles>
    <meta:generator>LibreOffice/7.6.0.3$Windows_X86_64 LibreOffice_project/69edd8b8ebc41d00b4de3915dc82f8f0fc3b6265</meta:generator>
    <dc:date>2024-03-22T18:14:53.445000000</dc:date>
    <meta:document-statistic meta:table-count="0" meta:image-count="0" meta:object-count="0" meta:page-count="2" meta:paragraph-count="22" meta:word-count="488" meta:character-count="3098" meta:non-whitespace-character-count="2635"/>
  </office:meta>
</office:document-meta>
</file>